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vantamento de requisitos</text:span></text:p>
      <text:p text:style-name="P1"><text:span text:style-name="T1"><text:s/><text:tab/>O supermercado possui um conjunto de funcionários. Cada funcionário tem uma matrícula, nome, <text:s/>CPF, setor e data de admissão. Além disso um funcionário pode realizar vendas na qual serão armazenadas o valor, nome do funcionário que realiza a venda, data da venda, forma de pagamento, quantidade de produtos vendidos e quais são estes produtos. O pagamento da venda pode ser efetuado de três formas diferentes, em dinheiro, no cartão (onde serão armazenados o número do cartão, titular, bandeira e o número de parcelas) e no cheque (onde será armazenado o número do mesmo). Caso o cliente queira pagar com o cheque é necessário que ele seja cadastrado, todo cliente cadastrado deverá ter nome, telefone, endereço e CPF). </text:span></text:p>
      <text:p text:style-name="P1"><text:span text:style-name="T1"><text:tab/>O supermercado tem setores, para cada setor é armazenado nome, código e o funcionário que o gerencia, também é necessário armazenar a data de início do ingresso e da mesma forma a data de fim.</text:span></text:p>
      <text:p text:style-name="P1"><text:span text:style-name="T1"><text:tab/>Um cliente cadastrado pode possuir despesas a prazo no supermercado, para isso são armazenados o valor da compra, data, prazo a ser pago, data de pagamento.</text:span></text:p>
      <text:p text:style-name="P1"><text:span text:style-name="T1"><text:tab/>O supermercado possui fornecedores que abastecem o estoque do mesmo, para os produtos fornecidos são arquivados a descrição do produto, seu código de barras e o valor unitário; é preciso manter também as informações dos fornecedores, que são: CNPJ, nome, telefones e endereço(número,rua,bairro,cidade). Para o estoque é necessário guardar o id do produto, quantidade de lotes do mesmo produto, quantidade de produtos por lote, data de validade e a data do forneciment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53" meta:character-count="1567" meta:non-whitespace-character-count="1312"/>
    <meta:generator>LibreOfficeDev/5.1.0.3$Linux_X86_64 LibreOffice_project/</meta:generator>
  </office:meta>
</office:document-meta>
</file>